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89" officeooo:paragraph-rsid="00150c89"/>
    </style:style>
    <style:style style:name="P2" style:family="paragraph" style:parent-style-name="Standard">
      <style:text-properties officeooo:rsid="00154fe0" officeooo:paragraph-rsid="00154f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ke gebruikersrollen minimaal 2</text:p>
      <text:p text:style-name="P1">Welke entiteiten opslaan in de database </text:p>
      <text:p text:style-name="P1"/>
      <text:p text:style-name="P2">geregistreerde bezoeker kan een bod doen of kijk afspraak maken.</text:p>
      <text:p text:style-name="P2"/>
      <text:p text:style-name="P2">Welke gegevens wil ik van de geregistreerde bezoeker hebben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3:41:09.065566671</meta:creation-date>
    <dc:date>2021-10-08T16:09:35.526546428</dc:date>
    <meta:editing-duration>PT1H48M6S</meta:editing-duration>
    <meta:editing-cycles>1</meta:editing-cycles>
    <meta:document-statistic meta:table-count="0" meta:image-count="0" meta:object-count="0" meta:page-count="1" meta:paragraph-count="4" meta:word-count="29" meta:character-count="197" meta:non-whitespace-character-count="171"/>
    <meta:generator>LibreOffice/6.4.7.2$Linux_X86_64 LibreOffice_project/40$Build-2</meta:generator>
  </office:meta>
</office:document-meta>
</file>